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3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0f1080"/>
    </style:style>
    <style:style style:name="P4" style:family="paragraph" style:parent-style-name="Standard" style:master-page-name="Standard">
      <style:paragraph-properties fo:margin-top="0cm" fo:margin-bottom="0cm" loext:contextual-spacing="false" fo:text-align="justify" style:justify-single-word="false" style:page-number="1"/>
      <style:text-properties officeooo:paragraph-rsid="000f1080"/>
    </style:style>
    <style:style style:name="T1" style:family="text">
      <style:text-properties fo:color="#1155cc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iełatwo w czasach panowania wszechobecnego Hajsbro o przyjemną kucykową grę, której grupą docelową nie są jedynie nadpobudliwe siedmiolatki i ludzie bez znajomości pojęcia „estetyka" (przykro mi, moi mili, ale gierki o ubieraniu pokracznych pasztecików z koniny to katorga, a nie przyjemność). Jednak – choć twórcom gier na każdym kroku towarzyszy lęk przed Wielkim Kopytem, które z łatwością może zgnieść ich projekt – znajdują się jeszcze ludzie gotowi cwałować pod wiatr. I dzięki takim właśnie osobom powstają cudeńka gotowe porwać niejedno serduszko i zabrać je do muffinkowego raju.</text:p>
      <text:p text:style-name="P3"><text:line-break/>Takim oto cudeńkiem jest „Day Dreaming Derpy" stworzone przez horror_n_oates. Gra z kategorii RPG, jednak niech nikogo nie zraża gatunek – nawet jeśli bardzo zawiodły kogoś tego typu gry, to po kilku minutach rozgrywki powinien dać się przekonać. Po wejściu do gry trudno jest z niej wyjść z własnej woli. </text:p>
      <text:p text:style-name="P2">Naszą główną bohaterką jest chyba jedna z najbardziej rozpoznawalnych klaczy z uniwersum MLP, jedyna w swoim rodzaju – panna Derpy. Uroczo niezdarna ulubienica publiczności ukazana zostaje w realiach życia – w ciągu dnia chwyta się każdej pracy, by zapewnić byt swojej córce. Nie oznacza to, że nie zdarzy jej się polec w walce z listami lub klientami kawiarenki, ale robi, co może. Chętna do pomocy nie lęka się żadnej fuchy. Posiada dzięki temu bogaty arsenał mundurków na każdą okazję. </text:p>
      <text:p text:style-name="P2">Jednak w przerwie między kolejnymi dniami, kiedy to udaje się w objęcia Morfeusza – staje przed możliwością przemieszczania się po Sferze Snów pełnej drzwi do sennych mar kucyków. Drzwi tak unikatowych, jak osobowość ich posiadacza. A co, jeśli nasza Muffinkożerka jest zdolna swobodnie się między nimi przemieszczać? Przekroczyć próg drzwi kogokolwiek zechce i w razie potrzeby zrobić to, co potrafi najlepiej, czyli pomóc? </text:p>
      <text:p text:style-name="P2">W ten oto sposób nasza szara klaczka zostaje częścią znacznie poważniejszego problemu, niż niewinne koszmary swoich znajomych z miasteczka. Choć Świat Snów (ang. Dreamworld) wydaje się miejscem beztroski, to każde kolejne drzwi kryją za sobą coraz groźniejsze sekrety. Na swojej drodze Derpy napotyka zwykłe kucyki – począwszy od sąsiadów, przez nieznajomych, na samych Ich Wysokościach kończąc – pogrążone w niespokojnym śnie, potrzebujące wsparcia w pokonaniu własnych lęków. Pozornie wydaje się to niezbyt groźne, prawda? Tylko co się stanie, jeśli za tym stoi coś poważniejszego? Jeśli nawet we śnie jesteśmy zagrożeni? Kto będzie w stanie zmierzyć się z największym koszmarem?<text:line-break/><text:line-break/>„Day Dreaming Derpy” nie jest żadną na szybko stworzoną produkcją. Kilka obrazków kucyków pojawiających się przez parę minut rozgrywki nie sprawi przecież, że gra automatycznie jest „pucykowa”. A tu zdecydowanie widać ogrom pracy nad choćby drobnymi detalami. Choć mechanika pozostaje ta sama, jak w przypadku innych tworów z RPG Makera, to już jej wygląd znacznie odbiega od standardowych produkcji. Zarówno wizualnie, jak i technicznie. Nie poruszamy się po zielonej bezkresnej wyspie w poszukiwaniu jednego punktu, nie napotykamy tryliona identycznych NPC ani nie walczymy ze smokami czy innymi odrażająco wyglądającymi tworami. Wkroczyliśmy wszakże do tęczowo kucykowej krainy, gdzie obowiązują inne zasady. </text:p>
      <text:p text:style-name="P3">Nie trzeba także być mistrzem i posiadać umysłu niczym strateg wojskowy, by pokonać parę przeszkód, wystarczy tylko trochę poobserwować. Derpy przecież też nie wie, co poszło nie tak, że jednak udało jej się pokonać kilku przeciwników.</text:p>
      <text:p text:style-name="P3"><text:line-break/><text:line-break/>Wszechobecna słodycz, nastrój nostalgii, odrobiny grozy z domieszką obłoczków i <text:soft-page-break/>wymieszany z kocimiętką humor – to i tak zbyt mało, by opisać tsunami odbywające się w głowie podczas rozgrywki. Napotkacie postacie tak związane ze sobą, a jednocześnie tak do siebie niepasujące; staniecie do walki z ucieleśnieniem lęków, które nie są tak całkiem oderwane od rzeczywistości. Kompani Derpy są kucykami kanonicznymi, jednak można odnieść wrażenie, że poznaje się je na nowo z zupełnie innej strony. Nie sposób odmówić im wspólnego sklepania boss'a.</text:p>
      <text:p text:style-name="P3"><text:line-break/><text:line-break/>Grafika w grze nie jest może full HD 8k, w dodatku 3D i inne cuda na kiju, ale nie wszystko złoto, co się świeci, prawda? Pikselowa oprawa graficzna sprawia, że prosta animacja kołyszącej się Derpy jest zbyt magiczna, by oderwać od niej wzrok. A co tu dopiero mówić o jej licznych mundurkach i napotykanych bohaterach? Raj dla oczu. Mapy także są zachowane w pikselowej konstrukcji, jednak nie jestem przekonana, czy zastosowanie czegokolwiek innego dałoby przygodzie Bąbelkowej Damy tak niepowtarzalny charakter. Nic dodać, nic ująć – jednym słowem: perfekcja.</text:p>
      <text:p text:style-name="P3"><text:line-break/><text:line-break/>Czymże jednak byłby obraz bez odpowiadającej mu i idealnie z nią współgrającej 8/16-bitowej muzyce? Możemy w trakcie rozgrywki usłyszeć utwory rozpoznawalne, jak i zupełnie nieznane, jednak trudno wyobrazić sobie jakiekolwiek inne kawałki użyte w tej produkcji. Muzyczki z „Day Dreaming Derpy” są na tyle przyjemne dla ucha, że nawet jeśli utknie się w danym fragmencie na nieco dłużej, to ścieżka dźwiękowa nie zacznie irytować, a pozwoli wziąć głębszy oddech i zachęci do kolejnej próby.</text:p>
      <text:p text:style-name="P3">Autor miał łeb na karku, za co powinni mu postawić pomnik (najlepiej taki w Terrarii, też pikselowy by wyszedł). Gdyby nie ta i dokładnie TA muzyka, to po pierwsze, rozgrywka byłaby o połowę mniej epicka; a po drugie, nie powstałaby owa referato recenzja. Głowa sama pracuje – dosłownie i w przenośni.</text:p>
      <text:p text:style-name="P3"><text:line-break/><text:line-break/>„Day Dreaming Derpy” to pozycja obowiązkowa do zapoznania się z nią dla każdego – niezależnie od tego, czy śledzi serial uważnie, czy może próbuje zwiać z fandomu. Można analizować jej fabułę wielorako, a i tak za każdym razem wyciągniemy z niej inne wnioski. Każdy sen, każda przygoda za kolejnymi drzwiami prowadzi ku innej lekcji. Sami możemy zadecydować, czy podążamy wyłącznie główną fabułą ku końcowi, czy wyciśniemy z tej wyprawy znacznie więcej. Wystarczy podstawowa znajomość angielskiego, śladowe pojęcie o kucykach generacji czwartej oraz brak oporów, by spróbować swoich sił. Gra, przy której ocenie cokolwiek by się nie napisało, to i tak byłoby za mało. I jest za mało. </text:p>
      <text:p text:style-name="P2">Gorąco polecam, Magda Gejzer.</text:p>
      <text:p text:style-name="P2"/>
      <text:p text:style-name="P2"/>
      <text:p text:style-name="P2"/>
      <text:p text:style-name="P2"/>
      <text:p text:style-name="P2">Obrazki, do wyboru do koloru: </text:p>
      <text:p text:style-name="P2">Baner (nie wiem, czy cokolwiek się nada, w razie czego krzyczeć na Discordzie): </text:p>
      <text:p text:style-name="P2"><text:a xlink:type="simple" xlink:href="https://derpicdn.net/img/2016/8/8/1220179/full.png" text:style-name="ListLabel_20_1" text:visited-style-name="ListLabel_20_1"><text:span text:style-name="T1">https://derpicdn.net/img/2016/8/8/1220179/full.png</text:span></text:a></text:p>
      <text:p text:style-name="P2">Źródło: <text:a xlink:type="simple" xlink:href="https://derpibooru.org/1220179" text:style-name="ListLabel_20_1" text:visited-style-name="ListLabel_20_1"><text:span text:style-name="T1">https://derpibooru.org/1220179</text:span></text:a></text:p>
      <text:p text:style-name="P2"/>
      <text:p text:style-name="P2"><text:a xlink:type="simple" xlink:href="http://cs9621.vk.me/u135373497/155194644/x_e9004737.jpg" text:style-name="ListLabel_20_1" text:visited-style-name="ListLabel_20_1"><text:span text:style-name="T1">http://cs9621.vk.me/u135373497/155194644/x_e9004737.jpg</text:span></text:a></text:p>
      <text:p text:style-name="P2"><text:soft-page-break/>Źródło: <text:a xlink:type="simple" xlink:href="http://blackfox.com.ru/foto-dyorpi-huvs.html" text:style-name="ListLabel_20_1" text:visited-style-name="ListLabel_20_1"><text:span text:style-name="T1">http://blackfox.com.ru/foto-dyorpi-huvs.html</text:span></text:a></text:p>
      <text:p text:style-name="P2"/>
      <text:p text:style-name="P2"><text:a xlink:type="simple" xlink:href="https://i.pinimg.com/736x/a5/2e/85/a52e8598c3f9528a09e0c2a6b9acc66e--the-box-the-ojays.jpg" text:style-name="ListLabel_20_1" text:visited-style-name="ListLabel_20_1"><text:span text:style-name="T1">https://i.pinimg.com/736x/a5/2e/85/a52e8598c3f9528a09e0c2a6b9acc66e--the-box-the-ojays.jpg</text:span></text:a></text:p>
      <text:p text:style-name="P2">Źródło:<text:a xlink:type="simple" xlink:href="https://za.pinterest.com/pin/396105729711037799/?lp=true" text:style-name="ListLabel_20_1" text:visited-style-name="ListLabel_20_1"><text:span text:style-name="T1"> https://za.pinterest.com/pin/396105729711037799/?lp=true</text:span></text:a></text:p>
      <text:p text:style-name="P2"/>
      <text:p text:style-name="P2"><text:a xlink:type="simple" xlink:href="https://i.pinimg.com/originals/48/2a/83/482a8312206fdef60f4e8de84fdce0eb.png" text:style-name="ListLabel_20_1" text:visited-style-name="ListLabel_20_1"><text:span text:style-name="T1">https://i.pinimg.com/originals/48/2a/83/482a8312206fdef60f4e8de84fdce0eb.png</text:span></text:a></text:p>
      <text:p text:style-name="P2">Źródło: <text:a xlink:type="simple" xlink:href="https://www.pinterest.de/pin/174444185550253898/" text:style-name="ListLabel_20_1" text:visited-style-name="ListLabel_20_1"><text:span text:style-name="T1">https://www.pinterest.de/pin/174444185550253898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tru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/>
    </style:style>
    <style:page-layout style:name="Mpm1">
      <style:page-layout-properties fo:page-width="21.001cm" fo:page-height="29.7cm" style:num-format="1" style:print-orientation="portrait" fo:margin-top="2.54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3.2$Windows_X86_64 LibreOffice_project/92a7159f7e4af62137622921e809f8546db437e5</meta:generator>
    <dc:date>2018-10-07T19:40:54.035000000</dc:date>
    <meta:editing-duration>PT6H23M4S</meta:editing-duration>
    <meta:editing-cycles>1</meta:editing-cycles>
    <meta:document-statistic meta:table-count="0" meta:image-count="0" meta:object-count="0" meta:page-count="3" meta:paragraph-count="22" meta:word-count="938" meta:character-count="6647" meta:non-whitespace-character-count="5703"/>
  </office:meta>
</office:document-meta>
</file>